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5b7b" officeooo:paragraph-rsid="000e5b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: 3 Line : 40 Author : francoise 12/07/2013</text:p>
      <text:p text:style-name="P1">Introduced this way, it sounds like a very empirical and somehow trivial question, while there is a</text:p>
      <text:p text:style-name="P1">fundamental question behind, that relates to years of litterature on that topic... So, I would really</text:p>
      <text:p text:style-name="P1">prefer a sober, though more theoretically-guided introduction or chapeau (the hat of the intro)... One</text:p>
      <text:p text:style-name="P1">possibility is something like "What determines the movements of the eyes in the many tasks of our</text:p>
      <text:p text:style-name="P1">everyday life has been a matter of investigation for many years (Rayner, 1998...)... Although it is</text:p>
      <text:p text:style-name="P1">today agreed that both bottom up visuo-motor processes and high-level cognitive processes</text:p>
      <text:p text:style-name="P1">contribute, it remains undetermined what is the main driving force. Furthermore, as suggested by</text:p>
      <text:p text:style-name="P1">several recent studies the action that subtends some objects may also contribute to eye guidance and</text:p>
      <text:p text:style-name="P1">the orientation of attention. Here, we attempted to disentangle the role of all three,</text:p>
      <text:p text:style-name="P1">information-related, affordance-related and visuo-motor processes, using daily-life, action-related</text:p>
      <text:p text:style-name="P1">objects." You don't need to detail further here and you don't need to put references for the three</text:p>
      <text:p text:style-name="P1">assumptions here. You may want to add at the end of the chapeau, something like "Our underlying</text:p>
      <text:p text:style-name="P1">hypothesis was (or our findings showed) that low-level visuo-motor factors, such as CoG-type</text:p>
      <text:p text:style-name="P1">processes may play a critical role in determining where the eyes first move when a single object is</text:p>
      <text:p text:style-name="P1">displayed, and the function and the cognitive content of the object would intervene only later on".</text:p>
      <text:p text:style-name="P1">You would then detail in the following paragraphs the findings and theory supporting the three</text:p>
      <text:p text:style-name="P1">possible predictions.</text:p>
      <text:p text:style-name="P1">Page : 3 Line : 43 Author : francoise 12/07/2013</text:p>
      <text:p text:style-name="P1">It is difficult to understand that option without knowing first niether the tendency for the eyes to</text:p>
      <text:p text:style-name="P1">land towards the center of objects nor the CoG effect... I think it would need to be presented after</text:p>
      <text:p text:style-name="P1">the next two options if you ended up keeping this first paragraph as it is.</text:p>
      <text:p text:style-name="P1">Page : 3 Line : 48 Author : francoise 12/07/2013</text:p>
      <text:p text:style-name="P1">That would need to be revised and since there is a lot to say, it would be best if this was not in the</text:p>
      <text:p text:style-name="P1">chapeau as I suggested above, but in the paragraphs below (same for the other two</text:p>
      <text:p text:style-name="P1">hypotheses/predictions; it is best to list the three options very quickly in the chapeau, without any</text:p>
      <text:p text:style-name="P1">reference to previous literature, and detail it further in the paragraphs that follow.). I think there are</text:p>
      <text:p text:style-name="P1">two arguments for the hypothesis that the eyes may move towards the center of the objects. The first</text:p>
      <text:p text:style-name="P1">is the assumption that the eyes aim for the center of peripherally-selected objects (exactly as they</text:p>
      <text:p text:style-name="P1">presumably aim the center of peripherally-selected words in reading) so as to be near the OVP and</text:p>
      <text:p text:style-name="P1">extract visual information most optimally (the most popular view); the PVP effect is what people</text:p>
      <text:p text:style-name="P1">have thought in support of this hypothesis and hence Antje's and Henderson's findings would need</text:p>
      <text:p text:style-name="P1">to be cited here. The second argument is indeed the center-of-gravity effect as a general mechanism</text:p>
      <text:p text:style-name="P1">underlying saccade programming, and it should be reminded here that it generalizes to natural</text:p>
      <text:p text:style-name="P1">objects (Greg's original findings)</text:p>
      <text:p text:style-name="P1">Page : 3 Line : 51 Author : francoise 12/07/2013</text:p>
      <text:p text:style-name="P1">Same here, you cannot say it too quickly, but need to detail why this is a reasonable assumption...</text:p>
      <text:p text:style-name="P1">Page : 3 Line : 53 Author : francoise 12/07/2013</text:p>
      <text:p text:style-name="P1">Is this the information-guided hypothesis. It sounds very much action-related still! Are there any</text:p>
      <text:p text:style-name="P1">other reasons for moving the eyes towards the part that is opposite to the grasping part: like it</text:p>
      <text:p text:style-name="P1">allows the object to be identified, as many objects have similar handles but correspond to different</text:p>
      <text:p text:style-name="P1">objects.</text:p>
      <text:p text:style-name="P1">Page : 3 Line : 56 Author : francoise 12/07/2013</text:p>
      <text:p text:style-name="P1">I think it would be best to refer to this as Center tendency and not CoG as there is an alternative</text:p>
      <text:p text:style-name="P1">possibility (Antje's) based on a different assumption. Plus this section would need to be restructured</text:p>
      <text:p text:style-name="P1">and completed-see my comment above</text:p>
      <text:p text:style-name="P1">Page : 3 Line : 60 Author : francoise 12/07/2013</text:p>
      <text:p text:style-name="P1">Revise because in Heiner's study, there were two target stimuli on pair trials, not a target + a</text:p>
      <text:p text:style-name="P1">distractor</text:p>
      <text:p text:style-name="P1">Page : 4 Line : 64 Author : francoise 12/07/2013</text:p>
      <text:p text:style-name="P1">I think it would be worth telling quickly somewhere around here the SC basis of the phenomenon</text:p>
      <text:p text:style-name="P1">and that this is assumed to account also for the relative accuracy of saccades to a single target (not</text:p>
      <text:p text:style-name="P1"><text:soft-page-break/>considering the undershoot though, as this is the addition to this hypothesis that I proposed at</text:p>
      <text:p text:style-name="P1">ECEM in Lund). And other evidence for the hypothesis that saccade averaging is the default is the</text:p>
      <text:p text:style-name="P1">generality of the GE as reviewed by Vitu (2008).</text:p>
      <text:p text:style-name="P1">Page : 4 Line : 65 Author : francoise 12/07/2013</text:p>
      <text:p text:style-name="P1">Not the right reference!!! The right one is Vitu, 1991 in VR!</text:p>
      <text:p text:style-name="P1">Page : 4 Line : 69 Author : francoise 12/07/2013</text:p>
      <text:p text:style-name="P1">There are two very old papers on that: Richard and Kaufman, 1969 and Kaufman &amp; Richards, 1969.</text:p>
      <text:p text:style-name="P1">I have them in my drawers. See also my habilitation for other old references (or the review by</text:p>
      <text:p text:style-name="P1">Lévy-Schoen in the seventies).. Plus, there are a number of papers by Kowler and others on where</text:p>
      <text:p text:style-name="P1">the eyes move when a single stimulus pattern or a single shape or letter is displayed... This would</text:p>
      <text:p text:style-name="P1">need to be referred to here too.</text:p>
      <text:p text:style-name="P1">Page : 4 Line : 70 Author : francoise 12/07/2013</text:p>
      <text:p text:style-name="P1">this is actually what Greg's display looked like.</text:p>
      <text:p text:style-name="P1">Page : 4 Line : 72 Author : francoise 12/07/2013</text:p>
      <text:p text:style-name="P1">I find this term a bit confusing, given that in the reading literature we distinguish within-word</text:p>
      <text:p text:style-name="P1">refixating saccades and inter-word (or between-word) saccades landing positions; using the same</text:p>
      <text:p text:style-name="P1">terminology here, would lead you to between-object. In fact I would simply write "saccadic landing</text:p>
      <text:p text:style-name="P1">positions"!</text:p>
      <text:p text:style-name="P1">Page : 4 Line : 81 Author : francoise 12/07/2013</text:p>
      <text:p text:style-name="P1">Good point, but it would be easier to get if you contrasted theoretical positions: aiming towards the</text:p>
      <text:p text:style-name="P1">center (Antje / RAyner....) vs. being pulled towards the center of gravity (Vitu).Plus, I tend to think</text:p>
      <text:p text:style-name="P1">it should be the last hypothesis in the list of the three that you present in the intro since it is directly</text:p>
      <text:p text:style-name="P1">related to how you analyzed the data and this is actually the punch of the data! And the affordance</text:p>
      <text:p text:style-name="P1">and information hypothesis are the ones that come to mind when thinking of the type of objects you</text:p>
      <text:p text:style-name="P1">chose. If you say too early that there is a quite systematic tendency to move the eyes towards the</text:p>
      <text:p text:style-name="P1">ccenter of objects, then people will wonder why you ever thought this might not be the case with</text:p>
      <text:p text:style-name="P1">action-related objects!!</text:p>
      <text:p text:style-name="P1">Page : 5 Line : 105 Author : francoise 12/07/2013</text:p>
      <text:p text:style-name="P1">I'm now convinced that you should start with the affordance hypothesis as this clearly justifies</text:p>
      <text:p text:style-name="P1">doing this study with action-related objects. If you do so, I would suggest either to present this</text:p>
      <text:p text:style-name="P1">comment after the last part on the CoG or to revise these two sentences as follows: "However, the</text:p>
      <text:p text:style-name="P1">location of the CoG of the objects was not taken into account, while as we will see below there is a</text:p>
      <text:p text:style-name="P1">quite systematic tendency to move the eyes towards the center of gravity of peripheral visual</text:p>
      <text:p text:style-name="P1">configuration. Therefore, it remains unclear whether the observed tendency to look at an object's</text:p>
      <text:p text:style-name="P1">handle might simply be explained by the low-level properties of the stimuli".</text:p>
      <text:p text:style-name="P1">Page : 5 Line : 107 Author : francoise 12/07/2013</text:p>
      <text:p text:style-name="P1">I would mention somewhere here that the part that is opposite to the handle may also be the most</text:p>
      <text:p text:style-name="P1">informative part for object recognition, irrespective of the function of the object.</text:p>
      <text:p text:style-name="P1">Page : 6 Line : 119 Author : francoise 12/07/2013</text:p>
      <text:p text:style-name="P1">So was the distribution of landing positions near the center of the object???</text:p>
      <text:p text:style-name="P1">Page : 6 Line : 121 Author : francoise 12/07/2013</text:p>
      <text:p text:style-name="P1">"contained more pixels" would probably sound better!</text:p>
      <text:p text:style-name="P1">Page : 6 Line : 130 Author : francoise 12/07/2013</text:p>
      <text:p text:style-name="P1">"the distribution of saliency" would be better??</text:p>
      <text:p text:style-name="P1">Page : 6 Line : 131 Author : francoise 12/07/2013</text:p>
      <text:p text:style-name="P1">I don't think you would need to repeat that. At the end of the Center/CoG section, you would just</text:p>
      <text:p text:style-name="P1">need to repeat something like "Thus, it remains possible that all previously reported effects of</text:p>
      <text:p text:style-name="P1">affordance and information-related processes on the overt and/or covert orientating of attention , as</text:p>
      <text:p text:style-name="P1">well as the PVP effect might simply be the effect of bottom-up center-of-gravity type processes...</text:p>
      <text:p text:style-name="P1">Page : 7 Line : 140 Author : francoise 12/07/2013</text:p>
      <text:p text:style-name="P1">We cannot be sure what refixations were for, so I removed it!</text:p>
      <text:p text:style-name="P1">Page : 7 Line : 142 Author : francoise 12/07/2013</text:p>
      <text:p text:style-name="P1"><text:soft-page-break/>To predict the distribution of landing positions??? Not clear what your analysis was for. You would</text:p>
      <text:p text:style-name="P1">need either to detail a bit more here or remove it from here.</text:p>
      <text:p text:style-name="P1">Page : 7 Line : 153 Author : francoise 12/07/2013</text:p>
      <text:p text:style-name="P1">Are you sure you want to detail your findings that much here? I would not! I think a sentence like</text:p>
      <text:p text:style-name="P1">the last one I proposed for the chapeau would be largely sufficient!</text:p>
      <text:p text:style-name="P1">Page : 8 Line : 166 Author : francoise 12/07/2013</text:p>
      <text:p text:style-name="P1">You would need to mention somewhere that stimuli were displayed on a white background.</text:p>
      <text:p text:style-name="P1">Page : 9 Line : 177 Author : francoise 12/07/2013</text:p>
      <text:p text:style-name="P1">Sounds a bit bizarre! Would something like "to reduce the possibility that participants may adopt</text:p>
      <text:p text:style-name="P1">specific strategies as a result of the particular set of selected objects." be better??</text:p>
      <text:p text:style-name="P1">Page : 9 Line : 187 Author : francoise 12/07/2013</text:p>
      <text:p text:style-name="P1">So it was a 0-ms gap (or step paradigm) and in the other half it was an overlap paradigm??</text:p>
      <text:p text:style-name="P1">Honestly, I forgot that... Sorry... but you would need to say it explicitly here.</text:p>
      <text:p text:style-name="P1">Page : 9 Line : 189 Author : francoise 12/07/2013</text:p>
      <text:p text:style-name="P1">You forgot to give the eccentricity of the stimuli and whether this was held constant or not and</text:p>
      <text:p text:style-name="P1">why!!!</text:p>
      <text:p text:style-name="P1">Page : 10 Line : 209 Author : francoise 12/07/2013</text:p>
      <text:p text:style-name="P1">Am I right??</text:p>
      <text:p text:style-name="P1">Page : 10 Line : 211 Author : francoise 12/07/2013</text:p>
      <text:p text:style-name="P1">But then, what did happen??</text:p>
      <text:p text:style-name="P1">Page : 10 Line : 212 Author : francoise 12/07/2013</text:p>
      <text:p text:style-name="P1">with no eye movement or no button press???</text:p>
      <text:p text:style-name="P1">Page : 10 Line : 213 Author : francoise 12/07/2013</text:p>
      <text:p text:style-name="P1">at the beginning of the next trial?? Not clear. If this was not the fixation dot of the next trial, then</text:p>
      <text:p text:style-name="P1">why not saying "a red (for incorrect) and a gree (for correct) dot was displayed in the center-bottom</text:p>
      <text:p text:style-name="P1">part of the screen for 500 ms..."?? Plus was there some fixed inter-trial interval with an empty</text:p>
      <text:p text:style-name="P1">screen??</text:p>
      <text:p text:style-name="P1">Page : 10 Line : 220 Author : francoise 12/07/2013</text:p>
      <text:p text:style-name="P1">I would move the first four paragraphs to a "Data selection and analysis" section at the end of the</text:p>
      <text:p text:style-name="P1">methods. Usually, if you have more than one paragraph on data selection/analyses, you don't</text:p>
      <text:p text:style-name="P1">include it in the results section, but in the methods instead.</text:p>
      <text:p text:style-name="P1">Page : 11 Line :of the screen??</text:p>
      <text:p text:style-name="P1">223Author : francoise 12/07/2013</text:p>
      <text:p text:style-name="P1">Pagewhat: 11 Line : 223 Author : francoise 12/07/2013</text:p>
      <text:p text:style-name="P1">was the criterion for anticipatory saccades?? Latencyless than 80ms??</text:p>
      <text:p text:style-name="P1">Page : 11 Line : 224 Author : francoise 12/07/2013</text:p>
      <text:p text:style-name="P1">You didn't filter out trials with blinks before or after thealways do (I think blinks are a problem for the Eye linktime of a saccade as well as its landing position.</text:p>
      <text:p text:style-name="P1">saccades under analysis?? I would and I</text:p>
      <text:p text:style-name="P1">too as they may bias estimation of the onset</text:p>
      <text:p text:style-name="P1">Page : 11 Line : 229 Author : francoise 12/07/2013</text:p>
      <text:p text:style-name="P1">Not sure I understand what you mean here.</text:p>
      <text:p text:style-name="P1">Pagefrom: 11 Line : 231 Author : francoise 12/07/2013</text:p>
      <text:p text:style-name="P1">the center of the object??</text:p>
      <text:p text:style-name="P1">Page : 11 Line : 233 Author : francoise 12/07/2013</text:p>
      <text:p text:style-name="P1">I think it would still be worth reporting where on average (across all conditions) the eyes landed</text:p>
      <text:p text:style-name="P1">along the vertical axis to tell the reader that the eyes landed on the objects and did not land below</text:p>
      <text:p text:style-name="P1">the object or so...</text:p>
      <text:p text:style-name="P1">Page : 12 Line : 249 Author : francoise 12/07/2013</text:p>
      <text:p text:style-name="P1">why not saying it here?? It sounds very mysterious!!</text:p>
      <text:p text:style-name="P1">Page : 12 Line : 252 Author : francoise 12/07/2013</text:p>
      <text:p text:style-name="P1">I didn't get that point! And was there an interaction between hand of response and handle</text:p>
      <text:p text:style-name="P1"><text:soft-page-break/>orientation? Because it is legitimate to remove these variables from the analysis only if they did not</text:p>
      <text:p text:style-name="P1">interact, no??Also, I fear reviewers will ask whether target direction (upper vs. lower) and</text:p>
      <text:p text:style-name="P1">eccentricity (3 vs. 5) had an effect. I'm pretty sure these variables had no effect, but maybe it would</text:p>
      <text:p text:style-name="P1">be good to report that quickly here as well. After all, you manipulated these variables. Same for step</text:p>
      <text:p text:style-name="P1">vs. overlap, although you probably report that below in the time course analysis?? And was there an</text:p>
      <text:p text:style-name="P1">interaction between gap/overlap and handle orientation as well as hand of response?? Because</text:p>
      <text:p text:style-name="P1">under the hypothesis that higher-level influences take longer than low-level ones, we could expect</text:p>
      <text:p text:style-name="P1">an effect of handle orientation only on overlap trials...</text:p>
      <text:p text:style-name="P1">Page : 12 Line : 254 Author : francoise 12/07/2013</text:p>
      <text:p text:style-name="P1">By doing so, don't you reduce the possibility of observing biases towards the handle or away?? We</text:p>
      <text:p text:style-name="P1">always consider the full distribution of landing positions on selected trials.</text:p>
      <text:p text:style-name="P1">Page : 12 Line : 254 Author : francoise 12/07/2013</text:p>
      <text:p text:style-name="P1">on average across analyses?</text:p>
      <text:p text:style-name="P1">Page : 13 Line : 268 Author : francoise 12/07/2013</text:p>
      <text:p text:style-name="P1">Do you mean "did not contain an equal number of repetitions/instances of each object"?</text:p>
      <text:p text:style-name="P1">Page : 13 Line : 268 Author : francoise 12/07/2013</text:p>
      <text:p text:style-name="P1">Why not including here (or describing quickly and referring to graphs in the supplementary</text:p>
      <text:p text:style-name="P1">materials) a time-based analysis of landing positions or at least an analysis of landing positions for</text:p>
      <text:p text:style-name="P1">gap vs. overlap trials separately? After all, you manipulated this variable, and we would need to</text:p>
      <text:p text:style-name="P1">know if this indeed affected saccade latencies and had any influence on landing positions... In any</text:p>
      <text:p text:style-name="P1">case, you need to give the mean latency of saccades in the different conditions, somewhere in the</text:p>
      <text:p text:style-name="P1">results section and/or the supplementary materials. This goes with landing sites and cannot be</text:p>
      <text:p text:style-name="P1">completely skipped.</text:p>
      <text:p text:style-name="P1">Page : 13 Line : 268 Author : francoise 12/07/2013</text:p>
      <text:p text:style-name="P1">Very clear and good part, but you really need to add the distributions of landing positions to show</text:p>
      <text:p text:style-name="P1">that the means' trend towards the center of gravity and the center of objects for initial saccades did</text:p>
      <text:p text:style-name="P1">not come from a bimodal distribution with half the landing positions on one side of the object and</text:p>
      <text:p text:style-name="P1">the other half on the other side.</text:p>
      <text:p text:style-name="P1">Page : 13 Line : 275 Author : francoise 12/07/2013</text:p>
      <text:p text:style-name="P1">You would need to give the % of correct responses, unless you gave it earlier and I missed it!</text:p>
      <text:p text:style-name="P1">Page : 13 Line : 280 Author : francoise 12/07/2013</text:p>
      <text:p text:style-name="P1">Your discussion contains all the relevant info, but somehow the links are missing and it is not</text:p>
      <text:p text:style-name="P1">punchy enough and linked enough to the three hypotheses considered in the intro. You need to tell a</text:p>
      <text:p text:style-name="P1">story in the discussion, even short, and not to simply list facts.</text:p>
      <text:p text:style-name="P1">Page : 13 Line : 281 Author : francoise 12/07/2013</text:p>
      <text:p text:style-name="P1">I would first recall the lack of an effect of handle orientation and high-level processes on initial</text:p>
      <text:p text:style-name="P1">landing positions and then recall where the eyes initially landed, that is near the center and even</text:p>
      <text:p text:style-name="P1">closer to the CoG, but with a bias towards or away from the handle depending on the reference</text:p>
      <text:p text:style-name="P1">point. Then, I would move to the refixation data by saying that although these seemed to be under</text:p>
      <text:p text:style-name="P1">the influence of higher-level processes, they still showed no affordance-type effect, but the opposite,</text:p>
      <text:p text:style-name="P1">thus suggesting instead that informativity intervenes to guide the eyes, but insisting on the fact that</text:p>
      <text:p text:style-name="P1">it is later on, once the object has been brought in foveal vision. Then, I would raise the possibility</text:p>
      <text:p text:style-name="P1">that the lack of a bias towards the handle could eventually be due to the stimuli that were selected</text:p>
      <text:p text:style-name="P1">for the experiment or so, given that the data showed, unlike previous studies no effect of the</text:p>
      <text:p text:style-name="P1">compatibility between hand and handle orientation on manual response times. And I would add</text:p>
      <text:p text:style-name="P1">something like "However, we think this is unlikely. Rather the lack of an effect of handle side on</text:p>
      <text:p text:style-name="P1">manual RT was probably due to the online saccade detection algo..." something like that...</text:p>
      <text:p text:style-name="P1">Page : 14 Line : 286 Author : francoise 12/07/2013</text:p>
      <text:p text:style-name="P1">But what is the alternative to the CoG hypothesis?? Aiming at the center of objects to get close to a</text:p>
      <text:p text:style-name="P1">presumed OVP?? But this hypothesis was not clearly presented in the intro.</text:p>
      <text:p text:style-name="P1">Page : 14 Line : 286 Author : francoise 12/07/2013</text:p>
      <text:p text:style-name="P1">not well formulated; in general, it is agreed (with a few exceptions) that when the eyes move</text:p>
      <text:p text:style-name="P1"><text:soft-page-break/>towards the center of gravity of a visual configuration, it is not voluntary, but rather the effect of</text:p>
      <text:p text:style-name="P1">low-level visuo-motor, SC type mechanisms. Thus, aiming at the CoG makes no real sense. I would</text:p>
      <text:p text:style-name="P1">rephrase, saying something like "it is possible that the tendency to move the eyes towards the center</text:p>
      <text:p text:style-name="P1">of gravity of the object was counterbalanced to some extent by the fact that the extent of the</text:p>
      <text:p text:style-name="P1">stimulation in both left and right hemifields was comparable (given that the objects were centered</text:p>
      <text:p text:style-name="P1">on the vertical meridian) and this maybe favored the execution of pure vertical saccades (recalling</text:p>
      <text:p text:style-name="P1">maybe that vertical saccades require the combined activity of left and right SC...)</text:p>
      <text:p text:style-name="P1">Page : 14 Line : 297 Author : francoise 12/07/2013</text:p>
      <text:p text:style-name="P1">Not clear to me, would require to be a bit more detailed and/or clarified...</text:p>
      <text:p text:style-name="P1">Page : 14 Line : 300 Author : francoise 12/07/2013</text:p>
      <text:p text:style-name="P1">J'EN SUIS LA!!!!</text:p>
      <text:p text:style-name="P1">Page : 14 Line : 306 Author : francoise 12/07/2013</text:p>
      <text:p text:style-name="P1">said it this way is confusing and given that 'saccadic undershoot" is always used to refer to the</text:p>
      <text:p text:style-name="P1">undershoot along the target axis.</text:p>
      <text:p text:style-name="P1">Page : 15 Line : 311 Author : francoise 12/07/2013</text:p>
      <text:p text:style-name="P1">And what about the online saccade-detection algo??? That would need to be recalled here since you</text:p>
      <text:p text:style-name="P1">suggested above that it is important to find an effect of response compatibility on manual RT to</text:p>
      <text:p text:style-name="P1">convince people that your experiment did not fail to reflect affordance-type effects because of the</text:p>
      <text:p text:style-name="P1">procedure or design or so...</text:p>
      <text:p text:style-name="P1">Page : 15 Line : 319 Author : francoise 12/07/2013</text:p>
      <text:p text:style-name="P1">I still didn't get that point... I think you need to develop it a bit more here or above...</text:p>
      <text:p text:style-name="P1">Page : 15 Line : 323 Author : francoise 12/07/2013</text:p>
      <text:p text:style-name="P1">Idem for blinks...</text:p>
      <text:p text:style-name="P1">Page : 15 Line : 324 Author : francoise 12/07/2013</text:p>
      <text:p text:style-name="P1">Next time, you could avoid that by making button press effective only when a saccade outside of</text:p>
      <text:p text:style-name="P1">the fixation region or so is detected. This is what we did in Soazig's experiments as many other</text:p>
      <text:p text:style-name="P1">experiments. However, I realize that maybe it makes no sense in a paradigm like yours where you</text:p>
      <text:p text:style-name="P1">measure manual RTs!! Anyway, I leave that comment here so that it is useful for some of your</text:p>
      <text:p text:style-name="P1">experiments, when you don't care about manual RTs!!!!</text:p>
      <text:p text:style-name="P1">Page : 16 Line : 334 Author : francoise 12/07/2013</text:p>
      <text:p text:style-name="P1">Again, did they interact, and did they interact with gap/overlap.... See my comments for Exp1.</text:p>
      <text:p text:style-name="P1">Same here...</text:p>
      <text:p text:style-name="P1">Page : 16 Line : 336 Author : francoise 12/07/2013</text:p>
      <text:p text:style-name="P1">Not clear yet what it was for... I think you need to tell more about this analysis above or here...And</text:p>
      <text:p text:style-name="P1">wouldn't it be better to say something like "the most salient point in the object"??</text:p>
      <text:p text:style-name="P1">Page : 16 Line : 339 Author : francoise 12/07/2013</text:p>
      <text:p text:style-name="P1">Again, you need to provide further evidence for this by plotting the distributions of landing</text:p>
      <text:p text:style-name="P1">positions even if the figure is presented in the Supplementary material only.</text:p>
      <text:p text:style-name="P1">Page : 16 Line : 347 Author : francoise 12/07/2013</text:p>
      <text:p text:style-name="P1">I'm not sure, as you may have some variability in saccade latencies that turns out to make that some</text:p>
      <text:p text:style-name="P1">refixations occurred earlier than some initial saccades... Why not carrying out the analysis over all</text:p>
      <text:p text:style-name="P1">saccades with their onset from stimulus onset as the time measure??? I thought that's what you did</text:p>
      <text:p text:style-name="P1">for your ECEM talk?? And why not reporting the same analysis for Exp1, which may be easy to do,</text:p>
      <text:p text:style-name="P1">if you used LME from the start (see below)??</text:p>
      <text:p text:style-name="P1">Page : 16 Line : 349 Author : francoise 12/07/2013</text:p>
      <text:p text:style-name="P1">Why not using LME from the beginning and in both experiments?? This would be a way to see</text:p>
      <text:p text:style-name="P1">whether throwing in target eccentricity, target direction... played a role, and would justify not testing</text:p>
      <text:p text:style-name="P1">the effect of gap/overlap but throwing in instead saccade latency?? It is true that all the manipulated</text:p>
      <text:p text:style-name="P1">variables had only two levels and were not continuous variables... but somehow it may sound a bit</text:p>
      <text:p text:style-name="P1">bizarre to adopt two types of statistical analyses in the same paper... and that way you would gain</text:p>
      <text:p text:style-name="P1">space as there would be one single model for Exp 1 (with all the stats for the tested effects) in just</text:p>
      <text:p text:style-name="P1">one table and same for Exp 2... WHAT DO YOU THINK SEBASTIAAN???</text:p>
      <text:p text:style-name="P1"><text:soft-page-break/>Page : 17 Line : 355 Author : francoise 12/07/2013</text:p>
      <text:p text:style-name="P1">This is a very nice and compelling figure. However, it is not clear from the text at least (I didn't read</text:p>
      <text:p text:style-name="P1">the legend), that for refixations you took the latency of the saccade from stimulus onset given the</text:p>
      <text:p text:style-name="P1">confusion related to refixations. Also I wonder whether representing landing positions as a function</text:p>
      <text:p text:style-name="P1">of binned saccade latency fits well with LME modelling. Since saccade latency is entered, I</text:p>
      <text:p text:style-name="P1">presume, as a continuous variable, it would make more sense to fit the observed data with a</text:p>
      <text:p text:style-name="P1">LOWESS function or so (Marina did this; see her VR paper and ask Eric or Sebastiaan for further</text:p>
      <text:p text:style-name="P1">questions, not me!!) and represent that estimated function instead of the mean landing position for</text:p>
      <text:p text:style-name="P1">each latency bin. What do you think??</text:p>
      <text:p text:style-name="P1">Page : 17 Line : 357 Author : francoise 12/07/2013</text:p>
      <text:p text:style-name="P1">I thought you said above that you did this analysis only for initial saccades?? I'm a bit confused...!!!</text:p>
      <text:p text:style-name="P1">Page : 17 Line : 364 Author : francoise 12/07/2013</text:p>
      <text:p text:style-name="P1">What you may also gain from LME modelling (from the little I know!) is that this interaction may</text:p>
      <text:p text:style-name="P1">turn out to be significant, given that items, I guess, can be entered as a random factor... (Again see</text:p>
      <text:p text:style-name="P1">this with Eric or Sebastiaan, as I am certainly not the expert on this)... But that would probably be</text:p>
      <text:p text:style-name="P1">worth trying as I think the only weakeness of the paper (if there is any) is the fact that you failed to</text:p>
      <text:p text:style-name="P1">replicate the affordance effect on manual RTs in both experiments. I fear some reviewers may not</text:p>
      <text:p text:style-name="P1">like that...</text:p>
      <text:p text:style-name="P1">Page : 17 Line : 371 Author : francoise 12/07/2013</text:p>
      <text:p text:style-name="P1">NO!!! You can't say that!!!!</text:p>
      <text:p text:style-name="P1">Page : 17 Line : 373 Author : francoise 12/07/2013</text:p>
      <text:p text:style-name="P1">This is confusing, I didn't get that...I would remove the whole sentence.</text:p>
      <text:p text:style-name="P1">Page : 18 Line : 377 Author : francoise 12/07/2013</text:p>
      <text:p text:style-name="P1">I would remove it from here, since you say it in more details a few lines below.</text:p>
      <text:p text:style-name="P1">Page : 18 Line : 380 Author : francoise 12/07/2013</text:p>
      <text:p text:style-name="P1">Ah, finally!!! Maybe a bit too late, though!!!</text:p>
      <text:p text:style-name="P1">Page : 18 Line : 385 Author : francoise 12/07/2013</text:p>
      <text:p text:style-name="P1">but it makes sense given the gap in (binned) saccade latencies between initial and refixating</text:p>
      <text:p text:style-name="P1">saccades... So, to me, it is just a question of the time course... And actually, I do not see what would</text:p>
      <text:p text:style-name="P1">be so specific about refixations... Maybe, by considering all saccades in one analysis and plotting</text:p>
      <text:p text:style-name="P1">the estimated function with two vertical bars indicating the longest initial-saccade latency and the</text:p>
      <text:p text:style-name="P1">shortest refixation-saccade latency, you would come to say the opposite!!!... I think it is worth</text:p>
      <text:p text:style-name="P1">trying replotting the data this way.</text:p>
      <text:p text:style-name="P1">Page : 18 Line : 391 Author : francoise 12/07/2013</text:p>
      <text:p text:style-name="P1">The structure starting from here is a bit bizarre... I would just integrate that in the discussion of</text:p>
      <text:p text:style-name="P1">Experiment 2 or in the general discussion... (or an alternative would be to move this in the result</text:p>
      <text:p text:style-name="P1">section, but it would need to be explained before... I'm not for that option as this REALLY cool</text:p>
      <text:p text:style-name="P1">analysis shouldn't get lost..) This way (as you did), it doesn't really work, and not with a</text:p>
      <text:p text:style-name="P1">discussion-bis..... Note that it is common to add control analyses in the GD or the discussion of one</text:p>
      <text:p text:style-name="P1">experiment. And I would definitely vote for putting this in the GD as you did compare the</text:p>
      <text:p text:style-name="P1">distribution of saliency for each saccade to the results of the two experiments. And this analysis</text:p>
      <text:p text:style-name="P1">carries another important and innovative message and it should be emphasized.</text:p>
      <text:p text:style-name="P1">Page : 18 Line : 394 Author : francoise 12/07/2013</text:p>
      <text:p text:style-name="P1">Here and at many other places: Is this "handled" or "handle"???</text:p>
      <text:p text:style-name="P1">Page : 18 Line : 397 Author : francoise 12/07/2013</text:p>
      <text:p text:style-name="P1">This is even more the case given that a part of your stimuli was made more salient by adding a</text:p>
      <text:p text:style-name="P1">luminous mask... Should you mention it here and point towards the corresponding illustration and</text:p>
      <text:p text:style-name="P1">analysis in the supplementary material???However, I think the saliency analysis is also justified by</text:p>
      <text:p text:style-name="P1">the possible confound between the CoG of the object and the most salient point in the object.</text:p>
      <text:p text:style-name="P1">Indeed, saliency-type effects are more likely to occur early on, and hence on initial saccades....</text:p>
      <text:p text:style-name="P1">Page : 19 Line : 398 Author : francoise 12/07/2013</text:p>
      <text:p text:style-name="P1">Given what I said just above about the structure, I would remove this.</text:p>
      <text:p text:style-name="P1"><text:soft-page-break/>Page : 19 Line : 404 Author : francoise 12/07/2013</text:p>
      <text:p text:style-name="P1">I would remove this sentence</text:p>
      <text:p text:style-name="P1">Page : 19 Line : 405 Author : francoise 12/07/2013</text:p>
      <text:p text:style-name="P1">Idem</text:p>
      <text:p text:style-name="P1">Page : 19 Line : 414 Author : francoise 12/07/2013</text:p>
      <text:p text:style-name="P1">I would certainly present this before the simulated refixation saccades.</text:p>
      <text:p text:style-name="P1">Page : 19 Line : 418 Author : francoise 12/07/2013</text:p>
      <text:p text:style-name="P1">That plot definitely needs to be inserted in the text. I think this is what Sebastiaan suggested and I</text:p>
      <text:p text:style-name="P1">completely agree.</text:p>
      <text:p text:style-name="P1">Page : 20 Line : 430 Author : francoise 12/07/2013</text:p>
      <text:p text:style-name="P1">That could be reduced and would be actually less redundant if this analysis was moved to the GD.</text:p>
      <text:p text:style-name="P1">Page : 20 Line : 434 Author : francoise 12/07/2013</text:p>
      <text:p text:style-name="P1">I wrote that so as to allow you to mention also the possible targeting of the center of objects for</text:p>
      <text:p text:style-name="P1">optimal visual extraction (Antje's hyp)... I really think your data tell something about this, and that</text:p>
      <text:p text:style-name="P1">it should be clearly distinguished from the CoG hypothesis.</text:p>
      <text:p text:style-name="P1">Page : 20 Line : 434 Author : francoise 12/07/2013</text:p>
      <text:p text:style-name="P1">What about information-based processes???</text:p>
      <text:p text:style-name="P1">Page : 20 Line : 436 Author : francoise 12/07/2013</text:p>
      <text:p text:style-name="P1">In this paragraph or better, later in the GD, you may want to recall quickly the presumed neural</text:p>
      <text:p text:style-name="P1">basis of the CoG effect and hence the possibility that it is a default mechanism that is at work in any</text:p>
      <text:p text:style-name="P1">task and cite my 2008 paper in JEMR...</text:p>
      <text:p text:style-name="P1">Page : 20 Line : 441 Author : francoise 12/07/2013</text:p>
      <text:p text:style-name="P1">You forgot Nuthmann &amp; Henderson, 2012...</text:p>
      <text:p text:style-name="P1">Page : 20 Line : 444 Author : francoise 12/07/2013</text:p>
      <text:p text:style-name="P1">Ah, finally!!! Shows that it should be presented from the beginning as an alternative hypothesis!!!</text:p>
      <text:p text:style-name="P1">Page : 21 Line : 447 Author : francoise 12/07/2013</text:p>
      <text:p text:style-name="P1">I would start this paragraph with something like "Importantly, we additionally found that the initial</text:p>
      <text:p text:style-name="P1">deviation of the eyes towards the CoG decayed over time; as the latency of initial saccades</text:p>
      <text:p text:style-name="P1">increased the eyes deviated away from the CoG and towards the non-handle side of the object. This</text:p>
      <text:p text:style-name="P1">tendency spread to refixation saccades, which wre more radically directed towards the non-handle</text:p>
      <text:p text:style-name="P1">side of the object.". This change would allow you to remind the very important time-based analysis</text:p>
      <text:p text:style-name="P1">clearly.I would then add something like: "This is an important finding as it first reveals that the</text:p>
      <text:p text:style-name="P1">contribution of low-level, default mechanisms dissipates over time, thus letting possibly slower,</text:p>
      <text:p text:style-name="P1">cognitive influences to come in and affect eye guidance. Second, it showed, in contrast to</text:p>
      <text:p text:style-name="P1">Myachykov et al., that at any point in time, the eyes are not directed towards the objects' handle.</text:p>
      <text:p text:style-name="P1">One possible explanation may be that in their study, ..." I let you complete, I'm sure you see what I</text:p>
      <text:p text:style-name="P1">mean... It is important to point to these things you mentioned in the intro to close the loop.</text:p>
      <text:p text:style-name="P1">Page : 21 Line : 451 Author : francoise 12/07/2013</text:p>
      <text:p text:style-name="P1">I would remove that from here, and after this paragraph insert the whole saliency part, with a clear</text:p>
      <text:p text:style-name="P1">mention that the CoG could also be confounded with the most salient point early on...</text:p>
      <text:p text:style-name="P1">Page : 21 Line : 460 Author : francoise 12/07/2013</text:p>
      <text:p text:style-name="P1">I would move this to the beginning of the second paragraph</text:p>
      <text:p text:style-name="P1">Page : 21 Line : 462 Author : francoise 12/07/2013</text:p>
      <text:p text:style-name="P1">That, I'm not sure -see above! Your interpretation still makes sense, so in case I'm right, then you</text:p>
      <text:p text:style-name="P1">may want to find a way to include that as well... Now, I start thinking you may be right, so please</text:p>
      <text:p text:style-name="P1">provide more data-based arguments for your point!!!</text:p>
      <text:p text:style-name="P1">Page : 22 Line : 473 Author : francoise 12/07/2013</text:p>
      <text:p text:style-name="P1">I would move that at the beginning of Paragraph 1 to remind what Exp 1 &amp; 2 were about.</text:p>
      <text:p text:style-name="P1">Page : 22 Line : 474 Author : francoise 12/07/2013</text:p>
      <text:p text:style-name="P1">I agree with you that this is an important methodological point and you need to make it, but it would</text:p>
      <text:p text:style-name="P1">fit best after you describe the discrepancy between your findings and Myciakov (or whoever!!!!</text:p>
      <text:p text:style-name="P1">What a name!!!). Plus, I do believe that it is not the most important take-home message nor the</text:p>
      <text:p text:style-name="P1"><text:soft-page-break/>punch of your paper.</text:p>
      <text:p text:style-name="P1">Page : 22 Line : 477 Author : francoise 12/07/2013</text:p>
      <text:p text:style-name="P1">This paragraph is a bit too long, so I would suggest to try to make your point shorter. Again, this is</text:p>
      <text:p text:style-name="P1">not the main message. Your data and the innovative analyses you made have very strong theoretical</text:p>
      <text:p text:style-name="P1">implications (for models of eye guidance in natural scenes but also about the generality of CoG</text:p>
      <text:p text:style-name="P1">phenomena as predicted by models of saccade programming) and these would need to be discussed.</text:p>
      <text:p text:style-name="P1">In fact, reminding in a last paragraph the neural basis of the CoG effect would help showing how</text:p>
      <text:p text:style-name="P1">important your finding is... And discussing the extent to which your finding should export to natural</text:p>
      <text:p text:style-name="P1">scenes and that this is predicted by no model, except to some extent Greg's model which has a</text:p>
      <text:p text:style-name="P1">saccade averaging component, is also important. And it would also be worth discussing a bit the</text:p>
      <text:p text:style-name="P1">time course of high level processes, how this may be speeded up for objects in context, and finally</text:p>
      <text:p text:style-name="P1">conclude on the virtues of using isolated objects as it allows to disentangle the contribution of the</text:p>
      <text:p text:style-name="P1">different processes which are obviously more difficult to tear apart in natural scenes.</text:p>
      <text:p text:style-name="P1">Page : 22 Line : 489 Author : francoise 12/07/2013</text:p>
      <text:p text:style-name="P1">I would move that message in a conclusion that would also remind the other important conclusions.</text:p>
      <text:p text:style-name="P1">Page : 23 Line : 494 Author : francoise 12/07/2013</text:p>
      <text:p text:style-name="P1">Thanks for adding this, but I removed it as I really want to keep our objects experiments separated</text:p>
      <text:p text:style-name="P1">from my ANR-DFG grant which was on reading. This way, this won't interfere with a possible new</text:p>
      <text:p text:style-name="P1">grant proposal I would like to wr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je van der Linden</meta:initial-creator>
    <meta:creation-date>2014-01-21T17:01:25.743296985</meta:creation-date>
    <dc:date>2014-01-21T17:01:52.194914759</dc:date>
    <dc:creator>Lotje van der Linden</dc:creator>
    <meta:editing-duration>P0D</meta:editing-duration>
    <meta:editing-cycles>1</meta:editing-cycles>
    <meta:document-statistic meta:table-count="0" meta:image-count="0" meta:object-count="0" meta:page-count="8" meta:paragraph-count="382" meta:word-count="5111" meta:character-count="28840" meta:non-whitespace-character-count="24111"/>
    <meta:generator>LibreOffice/4.1.3.2$Linux_X86_64 LibreOffice_project/410m0$Build-2</meta:generator>
  </office:meta>
</office:document-meta>
</file>